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d87" officeooo:paragraph-rsid="00061d87"/>
    </style:style>
    <style:style style:name="P2" style:family="paragraph" style:parent-style-name="Standard">
      <style:text-properties officeooo:rsid="00076faa" officeooo:paragraph-rsid="00076faa"/>
    </style:style>
    <style:style style:name="P3" style:family="paragraph" style:parent-style-name="Standard">
      <style:text-properties fo:font-weight="bold" officeooo:rsid="00076faa" officeooo:paragraph-rsid="00076faa" style:font-weight-asian="bold" style:font-weight-complex="bold"/>
    </style:style>
    <style:style style:name="P4" style:family="paragraph" style:parent-style-name="Standard">
      <style:text-properties fo:font-weight="bold" officeooo:rsid="00091be8" officeooo:paragraph-rsid="00091be8" style:font-weight-asian="bold" style:font-weight-complex="bold"/>
    </style:style>
    <style:style style:name="P5" style:family="paragraph" style:parent-style-name="Standard">
      <style:text-properties fo:font-weight="normal" officeooo:rsid="00076faa" officeooo:paragraph-rsid="00076faa" style:font-weight-asian="normal" style:font-weight-complex="normal"/>
    </style:style>
    <style:style style:name="P6" style:family="paragraph" style:parent-style-name="Standard">
      <style:text-properties fo:font-weight="normal" officeooo:rsid="00091be8" officeooo:paragraph-rsid="00091be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76faa" officeooo:paragraph-rsid="00091be8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91be8" officeooo:paragraph-rsid="00091be8"/>
    </style:style>
    <style:style style:name="T1" style:family="text">
      <style:text-properties officeooo:rsid="00061d87"/>
    </style:style>
    <style:style style:name="T2" style:family="text">
      <style:text-properties officeooo:rsid="00091be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f71a" style:font-weight-asian="normal" style:font-weight-complex="normal"/>
    </style:style>
    <style:style style:name="T5" style:family="text">
      <style:text-properties officeooo:rsid="000af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Way2.0</text:p>
      <text:p text:style-name="P7">Conference Managment System</text:p>
      <text:p text:style-name="P7"><text:span text:style-name="T1"><text:s/>Nonfunctional Requirements</text:span></text:p>
      <text:p text:style-name="P1"/>
      <text:p text:style-name="P3">Safety requirements</text:p>
      <text:p text:style-name="P3"/>
      <text:p text:style-name="P5">In case of a major system failure, in order not to have anomalies in the database the system will be restored from a back-up that happens after each major action completed by any user.</text:p>
      <text:p text:style-name="P5"/>
      <text:p text:style-name="P3">Security requirements</text:p>
      <text:p text:style-name="P3"/>
      <text:p text:style-name="P5">Because we work with confidential information(personal information and intel<text:span text:style-name="T5">l</text:span>ectual properties ) <text:s/>we will have to use secure connections between the back-end and the database and the front-end and back-end <text:span text:style-name="T2">in order to not leak any information.</text:span></text:p>
      <text:p text:style-name="P5"/>
      <text:p text:style-name="P6">Also because we have different levels of permissions we will have to protect the users credentials in order to not let anybody that should not have access to a part of the application get there.</text:p>
      <text:p text:style-name="P6"/>
      <text:p text:style-name="P4">Database requirements</text:p>
      <text:p text:style-name="P4"/>
      <text:p text:style-name="P6">Because we will store in the database full papers we will have to use a lot of storing space so we will have to spent money on a big <text:span text:style-name="T5">enough</text:span> database plan.</text:p>
      <text:p text:style-name="P6"/>
      <text:p text:style-name="P4"><text:span text:style-name="T5">Upload</text:span> requirements </text:p>
      <text:p text:style-name="P5"/>
      <text:p text:style-name="P8"><text:span text:style-name="T3">The users </text:span><text:span text:style-name="T4">should</text:span><text:span text:style-name="T3"> be able to </text:span><text:span text:style-name="T4">upload</text:span><text:span text:style-name="T3"> their papers in at least .pdf or .ms formats.</text:span></text:p>
      <text:p text:style-name="P1"><text:span text:style-name="T5">The users should be able to upload their presentations in at least</text:span> .pdf or .ppt(x) <text:span text:style-name="T5">format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2:07:37.987000000</meta:creation-date>
    <dc:date>2020-03-18T13:00:52.500000000</dc:date>
    <meta:editing-duration>PT4M11S</meta:editing-duration>
    <meta:editing-cycles>1</meta:editing-cycles>
    <meta:document-statistic meta:table-count="0" meta:image-count="0" meta:object-count="0" meta:page-count="1" meta:paragraph-count="13" meta:word-count="183" meta:character-count="1088" meta:non-whitespace-character-count="915"/>
    <meta:generator>LibreOffice/6.1.2.1$Windows_X86_64 LibreOffice_project/65905a128db06ba48db947242809d14d3f9a93fe</meta:generator>
  </office:meta>
</office:document-meta>
</file>